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system-ui, BlinkMacSystemFont, 'Segoe UI', Roboto, Oxygen, Ubuntu, 'Helvetica Neue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6b90b" officeooo:paragraph-rsid="00078032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78032" officeooo:paragraph-rsid="00078032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6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8269a" officeooo:paragraph-rsid="0008269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officeooo:paragraph-rsid="00054aa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officeooo:rsid="00054aa3" officeooo:paragraph-rsid="00054aa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080f" officeooo:paragraph-rsid="000a080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paragraph-rsid="000a080f" style:font-size-asian="14pt" style:font-weight-asian="bold" style:font-size-complex="14pt" style:font-weight-complex="bold"/>
    </style:style>
    <style:style style:name="T1" style:family="text">
      <style:text-properties fo:font-size="9.75pt"/>
    </style:style>
    <style:style style:name="T2" style:family="text">
      <style:text-properties officeooo:rsid="000308b6"/>
    </style:style>
    <style:style style:name="T3" style:family="text">
      <style:text-properties officeooo:rsid="00054aa3"/>
    </style:style>
    <style:style style:name="T4" style:family="text">
      <style:text-properties fo:font-variant="normal" fo:text-transform="none" fo:color="#555555" style:font-name="Inter" fo:font-size="13.5pt" fo:letter-spacing="normal" fo:font-style="normal" fo:font-weight="normal"/>
    </style:style>
    <style:style style:name="T5" style:family="text">
      <style:text-properties fo:font-variant="normal" fo:text-transform="none" fo:color="#555555" style:font-name="Inter" fo:font-size="9.75pt" fo:letter-spacing="normal" fo:font-style="normal" fo:font-weight="normal"/>
    </style:style>
    <style:style style:name="T6" style:family="text">
      <style:text-properties fo:font-variant="normal" fo:text-transform="none" fo:color="#555555" fo:letter-spacing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Inter" fo:font-size="13.5pt" fo:letter-spacing="normal" fo:font-style="normal" fo:font-weight="normal"/>
    </style:style>
    <style:style style:name="T9" style:family="text">
      <style:text-properties fo:font-variant="normal" fo:text-transform="none" style:font-name="Inter" fo:font-size="9.75pt" fo:letter-spacing="normal" fo:font-style="normal" fo:font-weight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3.5pt" fo:letter-spacing="normal" fo:font-style="normal" fo:font-weight="normal"/>
    </style:style>
    <style:style style:name="T14" style:family="text">
      <style:text-properties fo:font-variant="normal" fo:text-transform="none" fo:font-size="9.75pt" fo:letter-spacing="normal" fo:font-style="normal" fo:font-weight="normal"/>
    </style:style>
    <style:style style:name="T15" style:family="text">
      <style:text-properties fo:font-weight="normal" officeooo:rsid="00078032" style:font-weight-asian="normal" style:font-weight-complex="normal"/>
    </style:style>
    <style:style style:name="T16" style:family="text">
      <style:text-properties officeooo:rsid="0008269a"/>
    </style:style>
    <style:style style:name="T17" style:family="text">
      <style:text-properties officeooo:rsid="000a080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 </text:span>Calcule os seguintes limites, aplicando regras de L’Hospital, se necessário. </text:p>
      <text:p text:style-name="P2">a) limx-&gt;0 (2.e<text:span text:style-name="T2">^x</text:span>- 2) / (3.senx)</text:p>
      <text:p text:style-name="P2"><draw:frame draw:style-name="fr1" draw:name="Objeto1" text:anchor-type="as-char" svg:y="-0.681cm" svg:width="1.796cm" svg:height="1.0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to2" text:anchor-type="as-char" svg:y="-0.681cm" svg:width="1.796cm" svg:height="1.09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b) limx-&gt;0 (x-senx) / (2x<text:span text:style-name="T2">^2</text:span>)</text:p>
      <text:p text:style-name="P7"/>
      <text:p text:style-name="P7"/>
      <text:p text:style-name="P7"/>
      <text:p text:style-name="P8"><text:span text:style-name="T3">2) </text:span><text:span text:style-name="T7">Com base na função f(x) = x2 - 5x + 7, determine:</text:span></text:p>
      <text:p text:style-name="P2">a) Ponto crítico da função.</text:p>
      <text:p text:style-name="P3"><draw:frame draw:style-name="fr1" draw:name="Objeto3" text:anchor-type="as-char" svg:y="-0.377cm" svg:width="1.83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pan text:style-name="T15">x = 5/2</text:span></text:p>
      <text:p text:style-name="P3"><text:s/></text:p>
      <text:p text:style-name="P2">b) Ponto de máximo ou de mínimo? Qual é o ponto?</text:p>
      <text:p text:style-name="P2"/>
      <text:p text:style-name="P2">c) Função crescente ou decrescente?</text:p>
      <text:p text:style-name="P2"/>
      <text:p text:style-name="P2">d) Concavidade?</text:p>
      <text:p text:style-name="P2"/>
      <text:p text:style-name="P2">e) Ponto de inflexão?</text:p>
      <text:p text:style-name="P2"><draw:frame draw:style-name="fr1" draw:name="Objeto4" text:anchor-type="as-char" svg:y="-0.377cm" svg:width="1.258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to5" text:anchor-type="as-char" svg:y="-0.377cm" svg:width="1.263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1" draw:name="Objeto6" text:anchor-type="as-char" svg:y="-0.377cm" svg:width="1.31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7"/>
      <text:p text:style-name="P7"/>
      <text:p text:style-name="P1"><text:span text:style-name="T16">3) </text:span>De acordo com a função f(x) = x3 + 5x2 + 3x - 4, determine:</text:p>
      <text:p text:style-name="P2">a) Ponto de inflexão.</text:p>
      <text:p text:style-name="P5"><draw:frame draw:style-name="fr1" draw:name="Objeto7" text:anchor-type="as-char" svg:y="-0.377cm" svg:width="2.97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to8" text:anchor-type="as-char" svg:y="-0.377cm" svg:width="2.374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<draw:frame draw:style-name="fr1" draw:name="Objeto9" text:anchor-type="as-char" svg:y="-0.377cm" svg:width="1.432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<draw:frame draw:style-name="fr1" draw:name="Objeto10" text:anchor-type="as-char" svg:y="-0.619cm" svg:width="1.408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<draw:frame draw:style-name="fr1" draw:name="Objeto11" text:anchor-type="as-char" svg:y="-0.619cm" svg:width="1.339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/>
      <text:p text:style-name="P6"/>
      <text:p text:style-name="P2">b) Intervalo em que a função é côncava para cima.</text:p>
      <text:p text:style-name="P2"/>
      <text:p text:style-name="P2">c) Intervalo em que a função é côncava para baixo.</text:p>
      <text:p text:style-name="P10"><text:soft-page-break/></text:p>
      <text:p text:style-name="P10"/>
      <text:p text:style-name="P12"><text:span text:style-name="T17">4) </text:span><text:span text:style-name="T11">Dada a função f(x) = x3 + (5/2).x2 - 2x + 1, defina:</text:span></text:p>
      <text:p text:style-name="P2">a) Pontos críticos da função.</text:p>
      <text:p text:style-name="P2">b) Ponto de inflexão da função.</text:p>
      <text:p text:style-name="P11"/>
      <text:p text:style-name="P11"/>
      <text:p text:style-name="P12"><text:span text:style-name="T17">6) </text:span><text:span text:style-name="T11">Determine a derivada implícita de 2y +12x3</text:span><text:span text:style-name="T10"> </text:span><text:span text:style-name="T11">- 18x2</text:span><text:span text:style-name="T10"> </text:span><text:span text:style-name="T11">= -4y + 6x, na forma dy/d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system-ui, BlinkMacSystemFont, 'Segoe UI', Roboto, Oxygen, Ubuntu, 'Helvetica Neue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2:14:33.728854110</meta:creation-date>
    <meta:print-date>2021-06-24T13:25:43.876108224</meta:print-date>
    <dc:date>2021-06-24T13:34:07.764538566</dc:date>
    <meta:editing-duration>PT6M20S</meta:editing-duration>
    <meta:editing-cycles>1</meta:editing-cycles>
    <meta:document-statistic meta:table-count="0" meta:image-count="0" meta:object-count="11" meta:page-count="2" meta:paragraph-count="30" meta:word-count="147" meta:character-count="723" meta:non-whitespace-character-count="592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frac>
      <mrow>
        <mn>2</mn>
        <mrow>
          <msup>
            <mi mathvariant="normal">e</mi>
            <mi>x</mi>
          </msup>
          <mo stretchy="false">−</mo>
          <mn>2</mn>
        </mrow>
      </mrow>
      <mrow>
        <mn>3.</mn>
        <mi mathvariant="italic">sen</mi>
        <mrow>
          <mo fence="true" stretchy="false">(</mo>
          <mrow>
            <mi>x</mi>
          </mrow>
          <mo fence="true" stretchy="false">)</mo>
        </mrow>
      </mrow>
    </mfrac>
    <annotation encoding="StarMath 5.0">{2 func e^{x} -2 } over {3. sen(x) } </annotation>
  </semantics>
</math>
</file>

<file path=Object 10/content.xml><?xml version="1.0" encoding="utf-8"?>
<math xmlns="http://www.w3.org/1998/Math/MathML" display="block">
  <semantics>
    <mrow>
      <mi>x</mi>
      <mo stretchy="false">=</mo>
      <mfrac>
        <mrow>
          <mo stretchy="false">−</mo>
          <mn>5</mn>
        </mrow>
        <mn>2</mn>
      </mfrac>
    </mrow>
    <annotation encoding="StarMath 5.0">x = - {5} over {2} </annotation>
  </semantics>
</math>
</file>

<file path=Object 11/content.xml><?xml version="1.0" encoding="utf-8"?>
<math xmlns="http://www.w3.org/1998/Math/MathML" display="block">
  <semantics>
    <mrow>
      <mi>y</mi>
      <mo stretchy="false">=</mo>
      <mfrac>
        <mn>7</mn>
        <mn>27</mn>
      </mfrac>
    </mrow>
    <annotation encoding="StarMath 5.0">y= {7} over {27} </annotation>
  </semantics>
</math>
</file>

<file path=Object 2/content.xml><?xml version="1.0" encoding="utf-8"?>
<math xmlns="http://www.w3.org/1998/Math/MathML" display="block">
  <semantics>
    <mfrac>
      <mrow>
        <mn>2</mn>
        <mrow>
          <msup>
            <mi mathvariant="normal">e</mi>
            <mi>x</mi>
          </msup>
          <mo stretchy="false">−</mo>
          <mn>2</mn>
        </mrow>
      </mrow>
      <mrow>
        <mn>3.</mn>
        <mi mathvariant="italic">sen</mi>
        <mrow>
          <mo fence="true" stretchy="false">(</mo>
          <mrow>
            <mi>x</mi>
          </mrow>
          <mo fence="true" stretchy="false">)</mo>
        </mrow>
      </mrow>
    </mfrac>
    <annotation encoding="StarMath 5.0">{2 func e^{x} -2 } over {3. sen(x) } </annotation>
  </semantics>
</math>
</file>

<file path=Object 3/content.xml><?xml version="1.0" encoding="utf-8"?>
<math xmlns="http://www.w3.org/1998/Math/MathML" display="block">
  <semantics>
    <mrow>
      <mn>2</mn>
      <mrow>
        <mrow>
          <mi>x</mi>
          <mo stretchy="false">−</mo>
          <mn>5</mn>
        </mrow>
        <mo stretchy="false">=</mo>
        <mn>0</mn>
      </mrow>
    </mrow>
    <annotation encoding="StarMath 5.0">2x-5=0</annotation>
  </semantics>
</math>
</file>

<file path=Object 4/content.xml><?xml version="1.0" encoding="utf-8"?>
<math xmlns="http://www.w3.org/1998/Math/MathML" display="block">
  <semantics>
    <mrow>
      <mn>2</mn>
      <mrow>
        <mi>x</mi>
        <mo stretchy="false">−</mo>
        <mn>5</mn>
      </mrow>
    </mrow>
    <annotation encoding="StarMath 5.0">2x-5
</annotation>
  </semantics>
</math>
</file>

<file path=Object 5/content.xml><?xml version="1.0" encoding="utf-8"?>
<math xmlns="http://www.w3.org/1998/Math/MathML" display="block">
  <semantics>
    <mrow>
      <mn>2</mn>
      <mrow>
        <mi>x</mi>
        <mo stretchy="false">=</mo>
        <mn>0</mn>
      </mrow>
    </mrow>
    <annotation encoding="StarMath 5.0">2x = 0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stretchy="false">−</mo>
        <mn>2</mn>
      </mrow>
    </mrow>
    <annotation encoding="StarMath 5.0">x = -2</annotation>
  </semantics>
</math>
</file>

<file path=Object 7/content.xml><?xml version="1.0" encoding="utf-8"?>
<math xmlns="http://www.w3.org/1998/Math/MathML" display="block">
  <semantics>
    <mrow>
      <mi>x</mi>
      <mrow>
        <mn>³</mn>
        <mo stretchy="false">+</mo>
        <mn>5</mn>
      </mrow>
      <mi>x</mi>
      <mrow>
        <mn>²</mn>
        <mo stretchy="false">+</mo>
        <mn>3</mn>
      </mrow>
      <mrow>
        <mi>x</mi>
        <mo stretchy="false">−</mo>
        <mn>4</mn>
      </mrow>
    </mrow>
    <annotation encoding="StarMath 5.0">x³ + 5x² + 3x -4</annotation>
  </semantics>
</math>
</file>

<file path=Object 8/content.xml><?xml version="1.0" encoding="utf-8"?>
<math xmlns="http://www.w3.org/1998/Math/MathML" display="block">
  <semantics>
    <mrow>
      <mn>2</mn>
      <mi>x</mi>
      <mrow>
        <mn>²</mn>
        <mo stretchy="false">+</mo>
        <mn>10</mn>
      </mrow>
      <mrow>
        <mi>x</mi>
        <mo stretchy="false">+</mo>
        <mn>3</mn>
      </mrow>
    </mrow>
    <annotation encoding="StarMath 5.0">2x²+10x+3</annotation>
  </semantics>
</math>
</file>

<file path=Object 9/content.xml><?xml version="1.0" encoding="utf-8"?>
<math xmlns="http://www.w3.org/1998/Math/MathML" display="block">
  <semantics>
    <mrow>
      <mn>4</mn>
      <mrow>
        <mi>x</mi>
        <mo stretchy="false">+</mo>
        <mn>10</mn>
      </mrow>
    </mrow>
    <annotation encoding="StarMath 5.0">4x+10</annotation>
  </semantics>
</math>
</file>